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400c6" officeooo:paragraph-rsid="001400c6"/>
    </style:style>
    <style:style style:name="P2" style:family="paragraph" style:parent-style-name="Standard">
      <style:text-properties officeooo:rsid="001522e9" officeooo:paragraph-rsid="001522e9"/>
    </style:style>
    <style:style style:name="P3" style:family="paragraph" style:parent-style-name="Standard">
      <style:text-properties officeooo:rsid="001522e9" officeooo:paragraph-rsid="0018a687"/>
    </style:style>
    <style:style style:name="P4" style:family="paragraph" style:parent-style-name="Standard">
      <style:text-properties officeooo:rsid="00158bd6" officeooo:paragraph-rsid="00158bd6"/>
    </style:style>
    <style:style style:name="P5" style:family="paragraph" style:parent-style-name="Standard">
      <style:text-properties officeooo:paragraph-rsid="0016ca45"/>
    </style:style>
    <style:style style:name="P6" style:family="paragraph" style:parent-style-name="Standard">
      <style:text-properties officeooo:rsid="0016ca45" officeooo:paragraph-rsid="0016ca45"/>
    </style:style>
    <style:style style:name="P7" style:family="paragraph" style:parent-style-name="Standard">
      <style:text-properties officeooo:rsid="00198b16" officeooo:paragraph-rsid="00198b16"/>
    </style:style>
    <style:style style:name="P8" style:family="paragraph" style:parent-style-name="Standard">
      <style:text-properties officeooo:rsid="001b4e9d" officeooo:paragraph-rsid="001b4e9d"/>
    </style:style>
    <style:style style:name="P9" style:family="paragraph" style:parent-style-name="Standard">
      <style:text-properties officeooo:rsid="001b6d94" officeooo:paragraph-rsid="001b6d94"/>
    </style:style>
    <style:style style:name="T1" style:family="text">
      <style:text-properties officeooo:rsid="00158bd6"/>
    </style:style>
    <style:style style:name="T2" style:family="text">
      <style:text-properties officeooo:rsid="00162c63"/>
    </style:style>
    <style:style style:name="T3" style:family="text">
      <style:text-properties officeooo:rsid="0016ca45"/>
    </style:style>
    <style:style style:name="T4" style:family="text">
      <style:text-properties fo:font-weight="bold"/>
    </style:style>
    <style:style style:name="T5" style:family="text">
      <style:text-properties fo:font-weight="normal" style:font-weight-asian="normal" style:font-weight-complex="normal"/>
    </style:style>
    <style:style style:name="T6" style:family="text">
      <style:text-properties officeooo:rsid="0018a687"/>
    </style:style>
    <style:style style:name="T7" style:family="text">
      <style:text-properties officeooo:rsid="00198b1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2">CANPiWi </text:span>User guide</text:p>
      <text:p text:style-name="P1"/>
      <text:h text:style-name="Heading_20_1" text:outline-level="1">How it works</text:h>
      <text:p text:style-name="P2"/>
      <text:p text:style-name="P2">The CANPiWi is a module designed <text:span text:style-name="T6">considering</text:span> 2 <text:span text:style-name="T6">major features</text:span>: </text:p>
      <text:p text:style-name="P2">- to allow the user control some aspects of the layout using the EngineDrive (ED) application <text:span text:style-name="T6">without JMRI and using wireless connections</text:span>.</text:p>
      <text:p text:style-name="P3">- to allow other devices to interact with CBUS using the GridConnect protocol <text:span text:style-name="T6">using wireless connections</text:span>.</text:p>
      <text:p text:style-name="P2"/>
      <text:p text:style-name="P2">The module allows smartphones using EngineDrive or/and other devices using the GridConnect to connect to the module using the TCP/IP protocol. Once the devices are connected the module does the protocol translation from ED to CBUS and the other way around and also from GridConnect to CBUS in both directions.</text:p>
      <text:p text:style-name="P2"/>
      <text:p text:style-name="P4">The CANPiWi allows the connection via wifi in two modes:</text:p>
      <text:p text:style-name="P4">- as access point mode (AP mode)</text:p>
      <text:p text:style-name="P4">- or as client mode (WIFI mode)</text:p>
      <text:p text:style-name="P4"/>
      <text:p text:style-name="P5"><text:span text:style-name="T1">In AP mode, the module is responsible to create a local TCP/IP network. <text:s/>Any device connected will be assigned a unique IP for that network via DHCP (</text:span>Dynamic Host Configuration Protocol<text:span text:style-name="T3">) service. The module will announce the ED service on the IP 192.168.1.45.</text:span></text:p>
      <text:p text:style-name="P6">In WIFI mode, the module has to connected to an existing router that will assign the module an ip address. The module will announce the ED service on that given ip.</text:p>
      <text:p text:style-name="P6"/>
      <text:p text:style-name="P5"><text:span text:style-name="T3">The service announcement uses the Bonjour protocol. </text:span><text:span text:style-name="T5">Bonjour</text:span> is Apple's implementation of zero-configuration networking (zeroconf), a group of technologies that includes <text:span text:style-name="T4">service</text:span> discovery, address assignment, and hostname resolution.</text:p>
      <text:p text:style-name="P2"/>
      <text:h text:style-name="Heading_20_1" text:outline-level="1"><text:span text:style-name="T7">Turning the module</text:span> on</text:h>
      <text:p text:style-name="P7">Once the module is powered, a red light will indicate that the module is energised and either the green led or the yellow led will be on. The green led on means that the module is in SLIM mode and is using the default configuration for node number and can id. The default values are:</text:p>
      <text:p text:style-name="P7">node number = 300</text:p>
      <text:p text:style-name="P7">can id = 100</text:p>
      <text:p text:style-name="P7"/>
      <text:p text:style-name="P7">If none of the lights are on please check the troubleshooting section of this document.</text:p>
      <text:p text:style-name="P7"/>
      <text:p text:style-name="P7">If the module is proper powered and connected to a CBUS will generate an ON CBUS short event to indicate it is powered and operational. If the ED or GridConnect service is restarted it will generate an Off followed by an ON event.</text:p>
      <text:p text:style-name="P1"/>
      <text:h text:style-name="Heading_20_1" text:outline-level="1">Connecting</text:h>
      <text:p text:style-name="P9">The connection changes depending on the mode the module is working.</text:p>
      <text:h text:style-name="Heading_20_2" text:outline-level="2"><text:soft-page-break/>AP mode</text:h>
      <text:p text:style-name="P8"/>
      <text:p text:style-name="P8"/>
      <text:p text:style-name="P8"/>
      <text:h text:style-name="Heading_20_2" text:outline-level="2">WifiMode</text:h>
      <text:p text:style-name="P1"/>
      <text:p text:style-name="P1">Configuration parameters</text:p>
      <text:p text:style-name="P1"/>
      <text:p text:style-name="P1">Web configuration</text:p>
      <text:p text:style-name="P1"/>
      <text:p text:style-name="P1">FCU configuration</text:p>
      <text:p text:style-name="P1"/>
      <text:p text:style-name="P1">Engine Drive</text:p>
      <text:p text:style-name="P1"/>
      <text:p text:style-name="P1">Locomotive control</text:p>
      <text:p text:style-name="P1"/>
      <text:p text:style-name="P1">Turnout control</text:p>
      <text:p text:style-name="P1"/>
      <text:p text:style-name="P1">Fn configuration</text:p>
      <text:p text:style-name="P1"/>
      <text:p text:style-name="P1">Grid connect</text:p>
      <text:p text:style-name="P1"/>
      <text:p text:style-name="P1">Upgrading process</text:p>
      <text:p text:style-name="P1"/>
      <text:p text:style-name="P1">Troubleshoo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5T15:21:06.927977201</meta:creation-date>
    <dc:date>2016-10-05T17:05:00.278397747</dc:date>
    <meta:editing-duration>PT1H2M9S</meta:editing-duration>
    <meta:editing-cycles>8</meta:editing-cycles>
    <meta:generator>LibreOffice/5.1.4.2$Linux_X86_64 LibreOffice_project/10m0$Build-2</meta:generator>
    <meta:document-statistic meta:table-count="0" meta:image-count="0" meta:object-count="0" meta:page-count="2" meta:paragraph-count="32" meta:word-count="389" meta:character-count="2324" meta:non-whitespace-character-count="1965"/>
  </office:meta>
</office:document-meta>
</file>